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e82" officeooo:paragraph-rsid="001ed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db67" officeooo:paragraph-rsid="0022d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ext_20_body" style:master-page-name="Standard">
      <style:paragraph-properties style:page-number="auto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e0e7" officeooo:paragraph-rsid="0022e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f541c"/>
    </style:style>
    <style:style style:name="T2" style:family="text">
      <style:text-properties officeooo:rsid="0021f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42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Ticket bearbeit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ein Ticket bearbeiten könn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1">auf der Website gibt es die Möglichkeit über Buttons ein Ticket zu editieren</text:span></text:p>
            <text:p text:style-name="P1">- <text:span text:style-name="T1">dieselben Ticketfelder wie beim Erstellen eines Tickets lassen sich bearbeiten</text:span></text:p>
            <text:p text:style-name="P1">- <text:span text:style-name="T2">das veränderte Deadline Datum soll validiert werden, es darf nicht in der Vergangenheit liegen</text:span></text:p>
            <text:p text:style-name="P1">- <text:span text:style-name="T2">trägt man sich als zugewiesener Nutzer selbst ein, ist das Ticket automatisch akzeptiert</text:span></text:p>
            <text:p text:style-name="P1">- <text:span text:style-name="T2">bei Nichtselbstzuweisungen wird der Zuweiser automatisch gesetzt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7">8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3">9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7">8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4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5T09:01:23.605000000</dc:date>
    <meta:editing-cycles>11</meta:editing-cycles>
    <meta:editing-duration>PT2H56M31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3" meta:word-count="93" meta:character-count="633" meta:non-whitespace-character-count="563"/>
    <meta:template xlink:type="simple" xlink:actuate="onRequest" xlink:title="Normal" xlink:href=""/>
  </office:meta>
</office:document-meta>
</file>